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3ce4b" officeooo:paragraph-rsid="0013ce4b"/>
    </style:style>
    <style:style style:name="P2" style:family="paragraph" style:parent-style-name="Standard">
      <style:text-properties style:text-underline-style="solid" style:text-underline-width="auto" style:text-underline-color="font-color" officeooo:rsid="0013ce4b" officeooo:paragraph-rsid="0013ce4b"/>
    </style:style>
    <style:style style:name="P3" style:family="paragraph" style:parent-style-name="Standard">
      <style:text-properties style:text-underline-style="none" officeooo:rsid="0013ce4b" officeooo:paragraph-rsid="0013ce4b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ertersuche:</text:p>
      <text:p text:style-name="P3"/>
      <text:p text:style-name="Standard"><text:s text:c="4"/>public Feld getFeld() {</text:p>
      <text:p text:style-name="Standard"><text:s text:c="8"/>return feld;</text:p>
      <text:p text:style-name="Standard"><text:s text:c="4"/>}</text:p>
      <text:p text:style-name="Standard"/>
      <text:p text:style-name="Standard"><text:s text:c="4"/>public Wort[] getWoerter() {</text:p>
      <text:p text:style-name="Standard"><text:s text:c="8"/>return (Wort[]) woerter.toArray();</text:p>
      <text:p text:style-name="Standard"><text:s text:c="8"/>// eventuell auch ueber "return LinkedList" realisierbar</text:p>
      <text:p text:style-name="Standard"><text:s text:c="4"/>}</text:p>
      <text:p text:style-name="Standard"/>
      <text:p text:style-name="Standard"/>
      <text:p text:style-name="P1">getLength() und getHeight koennen dann aus Woertersuche entfernt werden, da es so praktischer fuer das Speicherwerk ist</text:p>
      <text:p text:style-name="P1"/>
      <text:p text:style-name="P1"/>
      <text:p text:style-name="P2">Speicherwerk:</text:p>
      <text:p text:style-name="P2"><text:span text:style-name="T1"/></text:p>
      <text:p text:style-name="P2"><text:span text:style-name="T1"><text:s text:c="4"/>public void save (Woertersuche woertersuche){</text:span></text:p>
      <text:p text:style-name="P2"><text:span text:style-name="T1"><text:s text:c="8"/>Feld feld = woertersuche.getFeld();</text:span></text:p>
      <text:p text:style-name="P2"><text:span text:style-name="T1"><text:s text:c="8"/>int height = feld.getHeight();</text:span></text:p>
      <text:p text:style-name="P2"><text:span text:style-name="T1"><text:s text:c="8"/>int length = feld.getLength();</text:span></text:p>
      <text:p text:style-name="P2"><text:span text:style-name="T1"><text:s text:c="8"/>for (int i = 0; i &lt; height; i++) {</text:span></text:p>
      <text:p text:style-name="P2"><text:span text:style-name="T1"><text:s text:c="12"/>for (int j = 0; j &lt; length; j++) {</text:span></text:p>
      <text:p text:style-name="P2"><text:span text:style-name="T1"><text:s text:c="16"/>// "file.add(feld.getChar(j, i));"</text:span></text:p>
      <text:p text:style-name="P2"><text:span text:style-name="T1"><text:s text:c="16"/>// add one empty space</text:span></text:p>
      <text:p text:style-name="P2"><text:span text:style-name="T1"><text:s text:c="12"/>}</text:span></text:p>
      <text:p text:style-name="P2"><text:span text:style-name="T1"><text:tab/>// new line</text:span></text:p>
      <text:p text:style-name="P2"><text:span text:style-name="T1"><text:s text:c="8"/>}</text:span></text:p>
      <text:p text:style-name="P2"><text:span text:style-name="T1"><text:s text:c="8"/>for (Wort word : woertersuche.getWoerter()) {</text:span></text:p>
      <text:p text:style-name="P2"><text:span text:style-name="T1"><text:s text:c="12"/>String s = word.getWord();</text:span></text:p>
      <text:p text:style-name="P2"><text:span text:style-name="T1"><text:s text:c="12"/>// "file.add(s)"</text:span></text:p>
      <text:p text:style-name="P2"><text:span text:style-name="T1"><text:tab/>// new line</text:span></text:p>
      <text:p text:style-name="P2"><text:span text:style-name="T1"><text:s text:c="8"/>}</text:span></text:p>
      <text:p text:style-name="P2"><text:span text:style-name="T1"><text:s text:c="4"/>}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7:21:37.058492296</meta:creation-date>
    <dc:date>2020-01-16T17:27:20.233539272</dc:date>
    <meta:editing-duration>PT5M43S</meta:editing-duration>
    <meta:editing-cycles>1</meta:editing-cycles>
    <meta:document-statistic meta:table-count="0" meta:image-count="0" meta:object-count="0" meta:page-count="1" meta:paragraph-count="27" meta:word-count="108" meta:character-count="863" meta:non-whitespace-character-count="596"/>
    <meta:generator>LibreOffice/6.1.5.2$Linux_X86_64 LibreOffice_project/10$Build-2</meta:generator>
  </office:meta>
</office:document-meta>
</file>